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de0" officeooo:paragraph-rsid="00021d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Id = 344</text:p>
      <text:p text:style-name="P1">userId= 254</text:p>
      <text:p text:style-name="P1">username: Bella</text:p>
      <text:p text:style-name="P1">password:Pass@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9:31:12.391946590</meta:creation-date>
    <dc:date>2018-10-12T19:42:20.573635641</dc:date>
    <meta:editing-duration>PT55S</meta:editing-duration>
    <meta:editing-cycles>1</meta:editing-cycles>
    <meta:document-statistic meta:table-count="0" meta:image-count="0" meta:object-count="0" meta:page-count="1" meta:paragraph-count="4" meta:word-count="8" meta:character-count="55" meta:non-whitespace-character-count="51"/>
    <meta:generator>LibreOffice/5.1.6.2$Linux_X86_64 LibreOffice_project/10m0$Build-2</meta:generator>
  </office:meta>
</office:document-meta>
</file>